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3">
  <office:scripts/>
  <office:font-face-decls>
    <style:font-face style:font-adornments="Bold Italic" style:font-family-generic="swiss" style:font-pitch="variable" style:name="Arial" svg:font-family="Arial"/>
    <style:font-face style:font-family-generic="swiss" style:font-pitch="variable" style:name="Calibri" svg:font-family="Calibri"/>
    <style:font-face style:font-pitch="variable" style:name="Carlito" svg:font-family="Carlito"/>
    <style:font-face style:font-family-generic="system" style:font-pitch="variable" style:name="DejaVu Sans" svg:font-family="'DejaVu Sans'"/>
    <style:font-face style:name="Lohit Hindi" svg:font-family="'Lohit Hindi'"/>
    <style:font-face style:font-family-generic="system" style:font-pitch="variable" style:name="Lohit Hindi1" svg:font-family="'Lohit Hindi'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</office:font-face-decls>
  <office:automatic-styles>
    <style:style style:family="table" style:name="Table13">
      <style:table-properties fo:margin-bottom="0.0299in" fo:margin-top="0in" style:may-break-between-rows="false" style:width="2.3264in" style:writing-mode="lr-tb" table:align="margins"/>
    </style:style>
    <style:style style:family="table-column" style:name="Table13.A">
      <style:table-column-properties style:column-width="2.3264in" style:rel-column-width="65535*"/>
    </style:style>
    <style:style style:family="table-row" style:name="Table13.1">
      <style:table-row-properties fo:keep-together="always"/>
    </style:style>
    <style:style style:family="table-cell" style:name="Table13.A1">
      <style:table-cell-properties fo:border-bottom="none" fo:border-left="none" fo:border-right="none" fo:border-top="0.8pt solid #000000" fo:padding="0in"/>
    </style:style>
    <style:style style:family="table-cell" style:name="Table13.A2">
      <style:table-cell-properties fo:border="none" fo:padding="0in"/>
    </style:style>
    <style:style style:family="table" style:name="Table1">
      <style:table-properties fo:margin-bottom="0in" fo:margin-top="0in" style:may-break-between-rows="false" style:width="1.4118in" style:writing-mode="lr-tb" table:align="margins"/>
    </style:style>
    <style:style style:family="table-column" style:name="Table1.A">
      <style:table-column-properties style:column-width="0.3972in" style:rel-column-width="18450*"/>
    </style:style>
    <style:style style:family="table-column" style:name="Table1.B">
      <style:table-column-properties style:column-width="1.0146in" style:rel-column-width="47085*"/>
    </style:style>
    <style:style style:family="table-row" style:name="Table1.1">
      <style:table-row-properties fo:keep-together="always"/>
    </style:style>
    <style:style style:family="table-cell" style:name="Table1.A1">
      <style:table-cell-properties fo:border="none" fo:padding="0in" style:vertical-align="middle"/>
    </style:style>
    <style:style style:family="paragraph" style:name="P1" style:parent-style-name="Footer">
      <style:paragraph-properties fo:text-align="center" style:justify-single-word="false"/>
    </style:style>
    <style:style style:family="paragraph" style:name="P2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family="paragraph" style:name="P3" style:parent-style-name="Standard">
      <loext:graphic-properties draw:fill-gradient-name="gradient" draw:fill-hatch-name="hatch"/>
      <style:paragraph-properties fo:border="none" fo:margin-bottom="0.0598in" fo:margin-top="0in" fo:padding="0.0201in" fo:text-align="center" style:contextual-spacing="false" style:justify-single-word="false"/>
      <style:text-properties fo:font-size="14pt" style:font-size-asian="14pt" style:font-size-complex="14pt"/>
    </style:style>
    <style:style style:family="paragraph" style:name="P4" style:parent-style-name="Standard">
      <style:paragraph-properties fo:margin-bottom="0in" fo:margin-top="0.1201in" fo:text-align="center" style:contextual-spacing="false" style:justify-single-word="false"/>
      <style:text-properties fo:color="#3333ff" fo:country="US" fo:font-size="12pt" fo:font-weight="bold" fo:language="en" loext:opacity="100%" officeooo:paragraph-rsid="0015ebe2" style:country-asian="US" style:font-size-asian="12pt" style:font-size-complex="12pt" style:font-weight-asian="bold" style:font-weight-complex="bold" style:language-asian="en"/>
    </style:style>
    <style:style style:family="paragraph" style:name="P5" style:parent-style-name="Standard">
      <loext:graphic-properties draw:fill-gradient-name="gradient" draw:fill-hatch-name="hatch"/>
      <style:paragraph-properties fo:border="none" fo:margin-bottom="0.0598in" fo:margin-top="0in" fo:padding="0.0201in" fo:text-align="center" style:contextual-spacing="false" style:justify-single-word="false"/>
      <style:text-properties fo:color="#3465a4" fo:font-size="18pt" fo:font-weight="bold" loext:opacity="100%" officeooo:paragraph-rsid="00679f47" officeooo:rsid="00679f47" style:font-size-asian="18pt" style:font-size-complex="18pt" style:font-weight-asian="bold" style:font-weight-complex="bold"/>
    </style:style>
    <style:style style:family="paragraph" style:name="P6" style:parent-style-name="Standard">
      <style:text-properties officeooo:paragraph-rsid="006e6475" officeooo:rsid="006e6475"/>
    </style:style>
    <style:style style:family="paragraph" style:name="P7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officeooo:paragraph-rsid="006e6475" officeooo:rsid="006e6475"/>
    </style:style>
    <style:style style:family="paragraph" style:name="P8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font-size="15pt" fo:font-weight="bold" officeooo:paragraph-rsid="006dd0c4" officeooo:rsid="006dd0c4" style:font-size-asian="15pt" style:font-size-complex="15pt" style:font-weight-asian="bold" style:font-weight-complex="bold"/>
    </style:style>
    <style:style style:family="paragraph" style:name="P9" style:parent-style-name="DirectoryEntryLarger">
      <style:text-properties fo:font-size="10.5pt" fo:font-weight="bold" officeooo:paragraph-rsid="0070077e" officeooo:rsid="0070077e" style:font-size-asian="10.5pt" style:font-size-complex="10.5pt" style:font-weight-asian="bold" style:font-weight-complex="bold"/>
    </style:style>
    <style:style style:family="paragraph" style:name="P10" style:parent-style-name="DirectoryEntryLarger">
      <style:paragraph-properties fo:margin-left="0in" fo:margin-right="0.0799in" fo:text-align="end" fo:text-indent="0in" style:auto-text-indent="false" style:justify-single-word="false"/>
      <style:text-properties fo:font-size="10.5pt" fo:font-style="italic" officeooo:paragraph-rsid="0070077e" officeooo:rsid="0070077e" style:font-size-asian="10.5pt" style:font-size-complex="10.5pt" style:font-style-asian="italic" style:font-style-complex="italic"/>
    </style:style>
    <style:style style:family="paragraph" style:name="P11" style:parent-style-name="DirectoryEntry">
      <style:text-properties fo:font-size="9pt" style:font-size-asian="9pt" style:font-size-complex="9pt"/>
    </style:style>
    <style:style style:family="paragraph" style:name="P12" style:parent-style-name="DirectoryEntryLarger">
      <style:text-properties fo:font-size="9pt" style:font-size-asian="9pt" style:font-size-complex="9pt"/>
    </style:style>
    <style:style style:family="paragraph" style:name="P13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officeooo:paragraph-rsid="0070077e" officeooo:rsid="00784e6f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3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4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5">
      <style:text-properties officeooo:rsid="006662aa"/>
    </style:style>
    <style:style style:family="text" style:name="T6">
      <style:text-properties officeooo:rsid="0068b43c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font-weight="normal" officeooo:rsid="0068cfe2" style:font-weight-asian="normal" style:font-weight-complex="normal"/>
    </style:style>
    <style:style style:family="text" style:name="T9">
      <style:text-properties officeooo:rsid="006b3b11"/>
    </style:style>
    <style:style style:family="text" style:name="T10">
      <style:text-properties officeooo:rsid="006cdd0d"/>
    </style:style>
    <style:style style:family="text" style:name="T11">
      <style:text-properties fo:font-size="11pt" fo:font-weight="bold" style:font-size-asian="11pt" style:font-size-complex="11pt" style:font-weight-asian="bold" style:font-weight-complex="bold"/>
    </style:style>
    <style:style style:family="text" style:name="T12">
      <style:text-properties fo:font-size="11pt" fo:font-weight="bold" officeooo:rsid="00679f47" style:font-size-asian="11pt" style:font-size-complex="11pt" style:font-weight-asian="bold" style:font-weight-complex="bold"/>
    </style:style>
    <style:style style:family="text" style:name="T13">
      <style:text-properties fo:font-size="10pt" fo:font-weight="normal" officeooo:rsid="0068b43c" style:font-size-asian="10pt" style:font-size-complex="10pt" style:font-weight-asian="normal" style:font-weight-complex="normal"/>
    </style:style>
    <style:style style:family="text" style:name="T14">
      <style:text-properties fo:font-size="10pt" fo:font-weight="normal" officeooo:rsid="0068cfe2" style:font-size-asian="10pt" style:font-size-complex="10pt" style:font-weight-asian="normal" style:font-weight-complex="normal"/>
    </style:style>
    <style:style style:family="graphic" style:name="fr1" style:parent-style-name="Frame">
      <style:graphic-properties draw:shadow-opacity="100%" fo:border="3pt solid #009900" fo:padding="0in" style:horizontal-pos="center" style:horizontal-rel="page" style:shadow="none" style:vertical-pos="from-top" style:vertical-rel="page-content" style:wrap="none"/>
    </style:style>
    <style:style style:family="section" style:name="Sect1">
      <style:section-properties fo:background-color="#dee6ef" style:editable="false" text:dont-balance-text-columns="false">
        <style:columns fo:column-count="3" fo:column-gap="0.2402in">
          <style:column-sep style:color="#000000" style:height="100%" style:style="solid" style:width="0.0035in"/>
          <style:column fo:end-indent="0.1201in" fo:start-indent="0in" style:rel-width="21845*"/>
          <style:column fo:end-indent="0.1201in" fo:start-indent="0.1201in" style:rel-width="21845*"/>
          <style:column fo:end-indent="0in" fo:start-indent="0.1201in" style:rel-width="21845*"/>
        </style:columns>
        <style:background-image/>
      </style:section-properties>
    </style:style>
    <style:style style:family="section" style:name="Sect2">
      <style:section-properties style:editable="false" text:dont-balance-text-columns="false">
        <style:columns fo:column-count="5" fo:column-gap="0.1in">
          <style:column fo:end-indent="0.05in" fo:start-indent="0in" style:rel-width="13107*"/>
          <style:column fo:end-indent="0.05in" fo:start-indent="0.05in" style:rel-width="13107*"/>
          <style:column fo:end-indent="0.05in" fo:start-indent="0.05in" style:rel-width="13107*"/>
          <style:column fo:end-indent="0.05in" fo:start-indent="0.05in" style:rel-width="13107*"/>
          <style:column fo:end-indent="0in" fo:start-indent="0.05in" style:rel-width="13107*"/>
        </style:columns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Frame3" draw:style-name="fr1" draw:z-index="0" svg:width="3.7736in" svg:y="0in" text:anchor-page-number="1" text:anchor-type="page">
        <draw:text-box fo:min-height="0.8453in">
          <text:p text:style-name="P5">COMMON FAMILY NAMES</text:p>
          <text:p text:style-name="P3"><text:span text:style-name="T4">Database timestamp:</text:span><text:span text:style-name="T3"> </text:span><text:span text:style-name="T2">2023-09-02</text:span></text:p>
        </draw:text-box>
      </draw:frame>
      <text:p text:style-name="P4"/>
      <text:p text:style-name="P8">Alphabetical List of Family Names</text:p>
      <text:p text:style-name="P7"/>
      <text:section text:name="TwoCol" text:style-name="Sect1">
        <table:table table:name="lpODHTable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Adams</text:span><text:span text:style-name="T1"> </text:span><text:span text:style-name="T13">(English, Jew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2 </text:span><text:span text:style-name="T9">(427,865 in US)</text:span></text:p>
            </table:table-cell>
          </table:table-row>
        </table:table>
        <table:table table:name="lpODHTable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Allen</text:span><text:span text:style-name="T1"> </text:span><text:span text:style-name="T13">(Scottish, 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3 </text:span><text:span text:style-name="T9">(482,607 in US)</text:span></text:p>
            </table:table-cell>
          </table:table-row>
        </table:table>
        <table:table table:name="lpODHTable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Alvar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2 </text:span><text:span text:style-name="T9">(233,983 in US)</text:span></text:p>
            </table:table-cell>
          </table:table-row>
        </table:table>
        <table:table table:name="lpODHTable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Anderson</text:span><text:span text:style-name="T1"> </text:span><text:span text:style-name="T13">(Swedish, Danish, Norwegian, 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5 </text:span><text:span text:style-name="T9">(784,404 in US)</text:span></text:p>
            </table:table-cell>
          </table:table-row>
        </table:table>
        <table:table table:name="lpODHTable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Bailey</text:span><text:span text:style-name="T1"> </text:span><text:span text:style-name="T13">(Scottish, Frenc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2 </text:span><text:span text:style-name="T9">(277,030 in US)</text:span></text:p>
            </table:table-cell>
          </table:table-row>
        </table:table>
        <table:table table:name="lpODHTable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Baker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4 </text:span><text:span text:style-name="T9">(419,586 in US)</text:span></text:p>
            </table:table-cell>
          </table:table-row>
        </table:table>
        <table:table table:name="lpODHTable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Bennet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6 </text:span><text:span text:style-name="T9">(247,599 in US)</text:span></text:p>
            </table:table-cell>
          </table:table-row>
        </table:table>
        <table:table table:name="lpODHTable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Brooks</text:span><text:span text:style-name="T1"> </text:span><text:span text:style-name="T13">(Swedish, 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2 </text:span><text:span text:style-name="T9">(251,663 in US)</text:span></text:p>
            </table:table-cell>
          </table:table-row>
        </table:table>
        <table:table table:name="lpODHTable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Brown</text:span><text:span text:style-name="T1"> </text:span><text:span text:style-name="T13">(English, Scottish, 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 </text:span><text:span text:style-name="T9">(1,437,026 in US)</text:span></text:p>
            </table:table-cell>
          </table:table-row>
        </table:table>
        <table:table table:name="lpODHTable1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ampbell</text:span><text:span text:style-name="T1"> </text:span><text:span text:style-name="T13">(Scottish, 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7 </text:span><text:span text:style-name="T9">(386,157 in US)</text:span></text:p>
            </table:table-cell>
          </table:table-row>
        </table:table>
        <table:table table:name="lpODHTable1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arter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9 </text:span><text:span text:style-name="T9">(376,966 in US)</text:span></text:p>
            </table:table-cell>
          </table:table-row>
        </table:table>
        <table:table table:name="lpODHTable1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astillo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3 </text:span><text:span text:style-name="T9">(230,420 in US)</text:span></text:p>
            </table:table-cell>
          </table:table-row>
        </table:table>
        <table:table table:name="lpODHTable1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havez</text:span><text:span text:style-name="T1"> </text:span><text:span text:style-name="T13">(Spanish, Portuguese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3 </text:span><text:span text:style-name="T9">(250,898 in US)</text:span></text:p>
            </table:table-cell>
          </table:table-row>
        </table:table>
        <table:table table:name="lpODHTable1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lark</text:span><text:span text:style-name="T1"> </text:span><text:span text:style-name="T13">(English, 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7 </text:span><text:span text:style-name="T9">(562,679 in US)</text:span></text:p>
            </table:table-cell>
          </table:table-row>
        </table:table>
        <table:table table:name="lpODHTable1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ollins</text:span><text:span text:style-name="T1"> </text:span><text:span text:style-name="T13">(Irish, 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9 </text:span><text:span text:style-name="T9">(329,770 in US)</text:span></text:p>
            </table:table-cell>
          </table:table-row>
        </table:table>
        <table:table table:name="lpODHTable1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ook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5 </text:span><text:span text:style-name="T9">(302,589 in US)</text:span></text:p>
            </table:table-cell>
          </table:table-row>
        </table:table>
        <table:table table:name="lpODHTable1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ooper</text:span><text:span text:style-name="T1"> </text:span><text:span text:style-name="T13">(English, Dutc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0 </text:span><text:span text:style-name="T9">(280,791 in US)</text:span></text:p>
            </table:table-cell>
          </table:table-row>
        </table:table>
        <table:table table:name="lpODHTable1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ox</text:span><text:span text:style-name="T1"> </text:span><text:span text:style-name="T13">(English, French, Welsh, 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8 </text:span><text:span text:style-name="T9">(261,231 in US)</text:span></text:p>
            </table:table-cell>
          </table:table-row>
        </table:table>
        <table:table table:name="lpODHTable1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Cru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7 </text:span><text:span text:style-name="T9">(334,201 in US)</text:span></text:p>
            </table:table-cell>
          </table:table-row>
        </table:table>
        <table:table table:name="lpODHTable2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Davis</text:span><text:span text:style-name="T1"> </text:span><text:span text:style-name="T13">(English, 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 </text:span><text:span text:style-name="T9">(1,116,357 in US)</text:span></text:p>
            </table:table-cell>
          </table:table-row>
        </table:table>
        <table:table table:name="lpODHTable2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Diaz</text:span><text:span text:style-name="T1"> </text:span><text:span text:style-name="T13">(Spanish, Portuguese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5 </text:span><text:span text:style-name="T9">(347,636 in US)</text:span></text:p>
            </table:table-cell>
          </table:table-row>
        </table:table>
        <table:table table:name="lpODHTable2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Edwards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8 </text:span><text:span text:style-name="T9">(332,423 in US)</text:span></text:p>
            </table:table-cell>
          </table:table-row>
        </table:table>
        <table:table table:name="lpODHTable2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Evans</text:span><text:span text:style-name="T1"> </text:span><text:span text:style-name="T13">(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3 </text:span><text:span text:style-name="T9">(355,593 in US)</text:span></text:p>
            </table:table-cell>
          </table:table-row>
        </table:table>
        <table:table table:name="lpODHTable2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Flores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0 </text:span><text:span text:style-name="T9">(433,969 in US)</text:span></text:p>
            </table:table-cell>
          </table:table-row>
        </table:table>
        <table:table table:name="lpODHTable2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Foster</text:span><text:span text:style-name="T1"> </text:span><text:span text:style-name="T13">(English,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9 </text:span><text:span text:style-name="T9">(227,764 in US)</text:span></text:p>
            </table:table-cell>
          </table:table-row>
        </table:table>
        <table:table table:name="lpODHTable2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Garcia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 </text:span><text:span text:style-name="T9">(1,166,120 in US)</text:span></text:p>
            </table:table-cell>
          </table:table-row>
        </table:table>
        <table:table table:name="lpODHTable2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Gom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1 </text:span><text:span text:style-name="T9">(365,655 in US)</text:span></text:p>
            </table:table-cell>
          </table:table-row>
        </table:table>
        <table:table table:name="lpODHTable2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Gonzales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3 </text:span><text:span text:style-name="T9">(841,025 in US)</text:span></text:p>
            </table:table-cell>
          </table:table-row>
        </table:table>
        <table:table table:name="lpODHTable2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Gray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7 </text:span><text:span text:style-name="T9">(246,116 in US)</text:span></text:p>
            </table:table-cell>
          </table:table-row>
        </table:table>
        <table:table table:name="lpODHTable3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Green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1 </text:span><text:span text:style-name="T9">(430,182 in US)</text:span></text:p>
            </table:table-cell>
          </table:table-row>
        </table:table>
        <table:table table:name="lpODHTable3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Gutierr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7 </text:span><text:span text:style-name="T9">(293,218 in US)</text:span></text:p>
            </table:table-cell>
          </table:table-row>
        </table:table>
        <table:table table:name="lpODHTable3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Hall</text:span><text:span text:style-name="T1"> </text:span><text:span text:style-name="T13">(English, Scottish, German, Irish, Scandanavian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5 </text:span><text:span text:style-name="T9">(407,076 in US)</text:span></text:p>
            </table:table-cell>
          </table:table-row>
        </table:table>
        <table:table table:name="lpODHTable3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Harris</text:span><text:span text:style-name="T1"> </text:span><text:span text:style-name="T13">(English, 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5 </text:span><text:span text:style-name="T9">(624,252 in US)</text:span></text:p>
            </table:table-cell>
          </table:table-row>
        </table:table>
        <table:table table:name="lpODHTable3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Hernandez</text:span><text:span text:style-name="T1"> </text:span><text:span text:style-name="T13">(Spanish, Portuguese 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1 </text:span><text:span text:style-name="T9">(1,04,328 in US)</text:span></text:p>
            </table:table-cell>
          </table:table-row>
        </table:table>
        <table:table table:name="lpODHTable3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Hill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9 </text:span><text:span text:style-name="T9">(434,827 in US)</text:span></text:p>
            </table:table-cell>
          </table:table-row>
        </table:table>
        <table:table table:name="lpODHTable3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Howard</text:span><text:span text:style-name="T1"> </text:span><text:span text:style-name="T13">(English, German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5 </text:span><text:span text:style-name="T9">(264,826 in US)</text:span></text:p>
            </table:table-cell>
          </table:table-row>
        </table:table>
        <table:table table:name="lpODHTable3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Hughes</text:span><text:span text:style-name="T1"> </text:span><text:span text:style-name="T13">(English, 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0 </text:span><text:span text:style-name="T9">(236,271 in US)</text:span></text:p>
            </table:table-cell>
          </table:table-row>
        </table:table>
        <table:table table:name="lpODHTable3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Jackson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9 </text:span><text:span text:style-name="T9">(708,099 in US)</text:span></text:p>
            </table:table-cell>
          </table:table-row>
        </table:table>
        <table:table table:name="lpODHTable3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James</text:span><text:span text:style-name="T1"> </text:span><text:span text:style-name="T13">(Engish, 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5 </text:span><text:span text:style-name="T9">(249,379 in US)</text:span></text:p>
            </table:table-cell>
          </table:table-row>
        </table:table>
        <table:table table:name="lpODHTable4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Jimen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00 </text:span><text:span text:style-name="T9">(227,118 in US)</text:span></text:p>
            </table:table-cell>
          </table:table-row>
        </table:table>
        <table:table table:name="lpODHTable4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Johnson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 </text:span><text:span text:style-name="T9">(1,932,812 in US)</text:span></text:p>
            </table:table-cell>
          </table:table-row>
        </table:table>
        <table:table table:name="lpODHTable4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Jones</text:span><text:span text:style-name="T1"> </text:span><text:span text:style-name="T13">(English, 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 </text:span><text:span text:style-name="T9">(1,425,470 in US)</text:span></text:p>
            </table:table-cell>
          </table:table-row>
        </table:table>
        <table:table table:name="lpODHTable4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Kelly</text:span><text:span text:style-name="T1"> </text:span><text:span text:style-name="T13">(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4 </text:span><text:span text:style-name="T9">(267,394 in US)</text:span></text:p>
            </table:table-cell>
          </table:table-row>
        </table:table>
        <table:table table:name="lpODHTable4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Kim</text:span><text:span text:style-name="T1"> </text:span><text:span text:style-name="T13">(Korean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7 </text:span><text:span text:style-name="T9">(262,352 in US)</text:span></text:p>
            </table:table-cell>
          </table:table-row>
        </table:table>
        <table:table table:name="lpODHTable4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King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4 </text:span><text:span text:style-name="T9">(465,422 in US)</text:span></text:p>
            </table:table-cell>
          </table:table-row>
        </table:table>
        <table:table table:name="lpODHTable4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Lee</text:span><text:span text:style-name="T1"> </text:span><text:span text:style-name="T13">(English, Irish, Chinese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1 </text:span><text:span text:style-name="T9">(693,023 in US)</text:span></text:p>
            </table:table-cell>
          </table:table-row>
        </table:table>
        <table:table table:name="lpODHTable4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Lewis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9 </text:span><text:span text:style-name="T9">(531,781 in US)</text:span></text:p>
            </table:table-cell>
          </table:table-row>
        </table:table>
        <table:table table:name="lpODHTable4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Long</text:span><text:span text:style-name="T1"> </text:span><text:span text:style-name="T13">(English, Scottish, Chinese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7 </text:span><text:span text:style-name="T9">(229,374 in US)</text:span></text:p>
            </table:table-cell>
          </table:table-row>
        </table:table>
        <table:table table:name="lpODHTable4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Lop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2 </text:span><text:span text:style-name="T9">(874,523 in US)</text:span></text:p>
            </table:table-cell>
          </table:table-row>
        </table:table>
        <table:table table:name="lpODHTable5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artin</text:span><text:span text:style-name="T1"> </text:span><text:span text:style-name="T13">(English, French, Scottish, Irish, German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0 </text:span><text:span text:style-name="T9">(702,625 in US)</text:span></text:p>
            </table:table-cell>
          </table:table-row>
        </table:table>
        <table:table table:name="lpODHTable5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artin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0 </text:span><text:span text:style-name="T9">(1,060,159 in US)</text:span></text:p>
            </table:table-cell>
          </table:table-row>
        </table:table>
        <table:table table:name="lpODHTable5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endoza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8 </text:span><text:span text:style-name="T9">(242,771 in US)</text:span></text:p>
            </table:table-cell>
          </table:table-row>
        </table:table>
        <table:table table:name="lpODHTable5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iller</text:span><text:span text:style-name="T1"> </text:span><text:span text:style-name="T13">(English, Scottish, German, French, Italian 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 </text:span><text:span text:style-name="T9">(1,161,437 in US)</text:span></text:p>
            </table:table-cell>
          </table:table-row>
        </table:table>
        <table:table table:name="lpODHTable5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itchell</text:span><text:span text:style-name="T1"> </text:span><text:span text:style-name="T13">(Scottish, English, 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8 </text:span><text:span text:style-name="T9">(384,486 in US)</text:span></text:p>
            </table:table-cell>
          </table:table-row>
        </table:table>
        <table:table table:name="lpODHTable5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oore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8 </text:span><text:span text:style-name="T9">(724,374 in US)</text:span></text:p>
            </table:table-cell>
          </table:table-row>
        </table:table>
        <table:table table:name="lpODHTable5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orales</text:span><text:span text:style-name="T1"> </text:span><text:span text:style-name="T13">(Spanish, Portuguese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3 </text:span><text:span text:style-name="T9">(311,777 in US)</text:span></text:p>
            </table:table-cell>
          </table:table-row>
        </table:table>
        <table:table table:name="lpODHTable5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organ</text:span><text:span text:style-name="T1"> </text:span><text:span text:style-name="T13">(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9 </text:span><text:span text:style-name="T9">(286,280 in US)</text:span></text:p>
            </table:table-cell>
          </table:table-row>
        </table:table>
        <table:table table:name="lpODHTable5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orris</text:span><text:span text:style-name="T1"> </text:span><text:span text:style-name="T13">(English, Ir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2 </text:span><text:span text:style-name="T9">(318,884 in US)</text:span></text:p>
            </table:table-cell>
          </table:table-row>
        </table:table>
        <table:table table:name="lpODHTable5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urphy</text:span><text:span text:style-name="T1"> </text:span><text:span text:style-name="T13">(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4 </text:span><text:span text:style-name="T9">(308,417 in US)</text:span></text:p>
            </table:table-cell>
          </table:table-row>
        </table:table>
        <table:table table:name="lpODHTable6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Myers</text:span><text:span text:style-name="T1"> </text:span><text:span text:style-name="T13">(German, 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6 </text:span><text:span text:style-name="T9">(229,895 in US)</text:span></text:p>
            </table:table-cell>
          </table:table-row>
        </table:table>
        <table:table table:name="lpODHTable6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Nelson</text:span><text:span text:style-name="T1"> </text:span><text:span text:style-name="T13">(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3 </text:span><text:span text:style-name="T9">(424,958 in US)</text:span></text:p>
            </table:table-cell>
          </table:table-row>
        </table:table>
        <table:table table:name="lpODHTable6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Nguyen</text:span><text:span text:style-name="T1"> </text:span><text:span text:style-name="T13">(Vietnamese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8 </text:span><text:span text:style-name="T9">(437,645 in US)</text:span></text:p>
            </table:table-cell>
          </table:table-row>
        </table:table>
        <table:table table:name="lpODHTable6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Orti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8 </text:span><text:span text:style-name="T9">(286,899 in US)</text:span></text:p>
            </table:table-cell>
          </table:table-row>
        </table:table>
        <table:table table:name="lpODHTable6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Parker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6 </text:span><text:span text:style-name="T9">(336,221 in US)</text:span></text:p>
            </table:table-cell>
          </table:table-row>
        </table:table>
        <table:table table:name="lpODHTable6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Patel</text:span><text:span text:style-name="T1"> </text:span><text:span text:style-name="T13">(Indian, Hindu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5 </text:span><text:span text:style-name="T9">(229,973 in US)</text:span></text:p>
            </table:table-cell>
          </table:table-row>
        </table:table>
        <table:table table:name="lpODHTable6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Per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2 </text:span><text:span text:style-name="T9">(681,645 in US)</text:span></text:p>
            </table:table-cell>
          </table:table-row>
        </table:table>
        <table:table table:name="lpODHTable6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Peterson</text:span><text:span text:style-name="T1"> </text:span><text:span text:style-name="T13">(English, Scottish, German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1 </text:span><text:span text:style-name="T9">(278,297 in US)</text:span></text:p>
            </table:table-cell>
          </table:table-row>
        </table:table>
        <table:table table:name="lpODHTable6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Phillips</text:span><text:span text:style-name="T1"> </text:span><text:span text:style-name="T13">(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2 </text:span><text:span text:style-name="T9">(360,802 in US)</text:span></text:p>
            </table:table-cell>
          </table:table-row>
        </table:table>
        <table:table table:name="lpODHTable6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Price</text:span><text:span text:style-name="T1"> </text:span><text:span text:style-name="T13">(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1 </text:span><text:span text:style-name="T9">(235,251 in US)</text:span></text:p>
            </table:table-cell>
          </table:table-row>
        </table:table>
        <table:table table:name="lpODHTable7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amir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8 </text:span><text:span text:style-name="T9">(557,423 in US)</text:span></text:p>
            </table:table-cell>
          </table:table-row>
        </table:table>
        <table:table table:name="lpODHTable7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amos</text:span><text:span text:style-name="T1"> </text:span><text:span text:style-name="T13">(Spanish, Portuguese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6 </text:span><text:span text:style-name="T9">(263,464 in US)</text:span></text:p>
            </table:table-cell>
          </table:table-row>
        </table:table>
        <table:table table:name="lpODHTable7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eed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3 </text:span><text:span text:style-name="T9">(277,030 in US)</text:span></text:p>
            </table:table-cell>
          </table:table-row>
        </table:table>
        <table:table table:name="lpODHTable7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eyes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0 </text:span><text:span text:style-name="T9">(327,904 in US)</text:span></text:p>
            </table:table-cell>
          </table:table-row>
        </table:table>
        <table:table table:name="lpODHTable7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ichardson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0 </text:span><text:span text:style-name="T9">(259,758 in US)</text:span></text:p>
            </table:table-cell>
          </table:table-row>
        </table:table>
        <table:table table:name="lpODHTable7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ivera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46 </text:span><text:span text:style-name="T9">(391,114 in US)</text:span></text:p>
            </table:table-cell>
          </table:table-row>
        </table:table>
        <table:table table:name="lpODHTable7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oberts</text:span><text:span text:style-name="T1"> </text:span><text:span text:style-name="T13">(Welsh, German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0 </text:span><text:span text:style-name="T9">(376,774 in US)</text:span></text:p>
            </table:table-cell>
          </table:table-row>
        </table:table>
        <table:table table:name="lpODHTable7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obinson</text:span><text:span text:style-name="T1"> </text:span><text:span text:style-name="T13">(English, Jew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0 </text:span><text:span text:style-name="T9">(529,821 in US)</text:span></text:p>
            </table:table-cell>
          </table:table-row>
        </table:table>
        <table:table table:name="lpODHTable7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odrigu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 </text:span><text:span text:style-name="T9">(1,094,924 in US)</text:span></text:p>
            </table:table-cell>
          </table:table-row>
        </table:table>
        <table:table table:name="lpODHTable7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ogers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6 </text:span><text:span text:style-name="T9">(302,261 in US)</text:span></text:p>
            </table:table-cell>
          </table:table-row>
        </table:table>
        <table:table table:name="lpODHTable8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oss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8 </text:span><text:span text:style-name="T9">(229,368 in US)</text:span></text:p>
            </table:table-cell>
          </table:table-row>
        </table:table>
        <table:table table:name="lpODHTable8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Rui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9 </text:span><text:span text:style-name="T9">(238,234 in US)</text:span></text:p>
            </table:table-cell>
          </table:table-row>
        </table:table>
        <table:table table:name="lpODHTable8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Sanchez</text:span><text:span text:style-name="T1"> </text:span><text:span text:style-name="T13">(Span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6 </text:span><text:span text:style-name="T9">(612,752 in US)</text:span></text:p>
            </table:table-cell>
          </table:table-row>
        </table:table>
        <table:table table:name="lpODHTable8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Sanders</text:span><text:span text:style-name="T1"> </text:span><text:span text:style-name="T13">(English, Scottish, German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94 </text:span><text:span text:style-name="T9">(230,374 in US)</text:span></text:p>
            </table:table-cell>
          </table:table-row>
        </table:table>
        <table:table table:name="lpODHTable8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Scott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6 </text:span><text:span text:style-name="T9">(439,530 in US)</text:span></text:p>
            </table:table-cell>
          </table:table-row>
        </table:table>
        <table:table table:name="lpODHTable8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Smith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 </text:span><text:span text:style-name="T9">(2,442,977 in US)</text:span></text:p>
            </table:table-cell>
          </table:table-row>
        </table:table>
        <table:table table:name="lpODHTable8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Stewart</text:span><text:span text:style-name="T1"> </text:span><text:span text:style-name="T13">(Scottish, 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61 </text:span><text:span text:style-name="T9">(324,957 in US)</text:span></text:p>
            </table:table-cell>
          </table:table-row>
        </table:table>
        <table:table table:name="lpODHTable8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Taylor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7 </text:span><text:span text:style-name="T9">(751,209 in US)</text:span></text:p>
            </table:table-cell>
          </table:table-row>
        </table:table>
        <table:table table:name="lpODHTable8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Thomas</text:span><text:span text:style-name="T1"> </text:span><text:span text:style-name="T13">(English, 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6 </text:span><text:span text:style-name="T9">(756,142 in US)</text:span></text:p>
            </table:table-cell>
          </table:table-row>
        </table:table>
        <table:table table:name="lpODHTable8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Thompson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3 </text:span><text:span text:style-name="T9">(664,644 in US)</text:span></text:p>
            </table:table-cell>
          </table:table-row>
        </table:table>
        <table:table table:name="lpODHTable9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Torres</text:span><text:span text:style-name="T1"> </text:span><text:span text:style-name="T13">(Spanish, Portuguese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7 </text:span><text:span text:style-name="T9">(437,813 in US)</text:span></text:p>
            </table:table-cell>
          </table:table-row>
        </table:table>
        <table:table table:name="lpODHTable9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Turner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54 </text:span><text:span text:style-name="T9">(348,627 in US)</text:span></text:p>
            </table:table-cell>
          </table:table-row>
        </table:table>
        <table:table table:name="lpODHTable9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Walker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1 </text:span><text:span text:style-name="T9">(523,189 in US)</text:span></text:p>
            </table:table-cell>
          </table:table-row>
        </table:table>
        <table:table table:name="lpODHTable9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Ward</text:span><text:span text:style-name="T1"> </text:span><text:span text:style-name="T13">(English, 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79 </text:span><text:span text:style-name="T9">(260,464 in US)</text:span></text:p>
            </table:table-cell>
          </table:table-row>
        </table:table>
        <table:table table:name="lpODHTable9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Watson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1 </text:span><text:span text:style-name="T9">(252,579 in US)</text:span></text:p>
            </table:table-cell>
          </table:table-row>
        </table:table>
        <table:table table:name="lpODHTable9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White</text:span><text:span text:style-name="T1"> </text:span><text:span text:style-name="T13">(English, Scottish, Ir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24 </text:span><text:span text:style-name="T9">(660,491 in US)</text:span></text:p>
            </table:table-cell>
          </table:table-row>
        </table:table>
        <table:table table:name="lpODHTable9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Williams</text:span><text:span text:style-name="T1"> </text:span><text:span text:style-name="T13">(English, Wel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 </text:span><text:span text:style-name="T9">(1,625,252 in US)</text:span></text:p>
            </table:table-cell>
          </table:table-row>
        </table:table>
        <table:table table:name="lpODHTable9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Wilson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14 </text:span><text:span text:style-name="T9">(801,882 in US)</text:span></text:p>
            </table:table-cell>
          </table:table-row>
        </table:table>
        <table:table table:name="lpODHTable9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Wood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84 </text:span><text:span text:style-name="T9">(250,715 in US)</text:span></text:p>
            </table:table-cell>
          </table:table-row>
        </table:table>
        <table:table table:name="lpODHTable9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Wright</text:span><text:span text:style-name="T1"> </text:span><text:span text:style-name="T13">(Engl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5 </text:span><text:span text:style-name="T9">(458,980 in US)</text:span></text:p>
            </table:table-cell>
          </table:table-row>
        </table:table>
        <table:table table:name="lpODHTable10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1">Young</text:span><text:span text:style-name="T1"> </text:span><text:span text:style-name="T13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1"><text:span text:style-name="T10">Popularity: </text:span><text:span text:style-name="T5">32 </text:span><text:span text:style-name="T9">(484,447 in US)</text:span></text:p>
            </table:table-cell>
          </table:table-row>
        </table:table>
        <text:p text:style-name="P6"/>
      </text:section>
      <text:p text:style-name="Standard"/>
      <text:p text:style-name="P8"/>
      <text:p text:style-name="P8">List By Popularity</text:p>
      <text:p text:style-name="P8"/>
      <text:section text:name="ByPopularity" text:style-name="Sect2">
        <table:table table:name="lpODHTable10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</text:span></text:p>
            </table:table-cell>
            <table:table-cell office:value-type="string" table:style-name="Table1.A1">
              <text:p text:style-name="P9">Smith</text:p>
            </table:table-cell>
          </table:table-row>
        </table:table>
        <table:table table:name="lpODHTable10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</text:span></text:p>
            </table:table-cell>
            <table:table-cell office:value-type="string" table:style-name="Table1.A1">
              <text:p text:style-name="P9">Johnson</text:p>
            </table:table-cell>
          </table:table-row>
        </table:table>
        <table:table table:name="lpODHTable10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</text:span></text:p>
            </table:table-cell>
            <table:table-cell office:value-type="string" table:style-name="Table1.A1">
              <text:p text:style-name="P9">Williams</text:p>
            </table:table-cell>
          </table:table-row>
        </table:table>
        <table:table table:name="lpODHTable10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</text:span></text:p>
            </table:table-cell>
            <table:table-cell office:value-type="string" table:style-name="Table1.A1">
              <text:p text:style-name="P9">Brown</text:p>
            </table:table-cell>
          </table:table-row>
        </table:table>
        <table:table table:name="lpODHTable10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</text:span></text:p>
            </table:table-cell>
            <table:table-cell office:value-type="string" table:style-name="Table1.A1">
              <text:p text:style-name="P9">Jones</text:p>
            </table:table-cell>
          </table:table-row>
        </table:table>
        <table:table table:name="lpODHTable10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</text:span></text:p>
            </table:table-cell>
            <table:table-cell office:value-type="string" table:style-name="Table1.A1">
              <text:p text:style-name="P9">Garcia</text:p>
            </table:table-cell>
          </table:table-row>
        </table:table>
        <table:table table:name="lpODHTable10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</text:span></text:p>
            </table:table-cell>
            <table:table-cell office:value-type="string" table:style-name="Table1.A1">
              <text:p text:style-name="P9">Miller</text:p>
            </table:table-cell>
          </table:table-row>
        </table:table>
        <table:table table:name="lpODHTable10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</text:span></text:p>
            </table:table-cell>
            <table:table-cell office:value-type="string" table:style-name="Table1.A1">
              <text:p text:style-name="P9">Davis</text:p>
            </table:table-cell>
          </table:table-row>
        </table:table>
        <table:table table:name="lpODHTable10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</text:span></text:p>
            </table:table-cell>
            <table:table-cell office:value-type="string" table:style-name="Table1.A1">
              <text:p text:style-name="P9">Rodriguez</text:p>
            </table:table-cell>
          </table:table-row>
        </table:table>
        <table:table table:name="lpODHTable11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0</text:span></text:p>
            </table:table-cell>
            <table:table-cell office:value-type="string" table:style-name="Table1.A1">
              <text:p text:style-name="P9">Martinez</text:p>
            </table:table-cell>
          </table:table-row>
        </table:table>
        <table:table table:name="lpODHTable11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1</text:span></text:p>
            </table:table-cell>
            <table:table-cell office:value-type="string" table:style-name="Table1.A1">
              <text:p text:style-name="P9">Hernandez</text:p>
            </table:table-cell>
          </table:table-row>
        </table:table>
        <table:table table:name="lpODHTable11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2</text:span></text:p>
            </table:table-cell>
            <table:table-cell office:value-type="string" table:style-name="Table1.A1">
              <text:p text:style-name="P9">Lopez</text:p>
            </table:table-cell>
          </table:table-row>
        </table:table>
        <table:table table:name="lpODHTable11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3</text:span></text:p>
            </table:table-cell>
            <table:table-cell office:value-type="string" table:style-name="Table1.A1">
              <text:p text:style-name="P9">Gonzales</text:p>
            </table:table-cell>
          </table:table-row>
        </table:table>
        <table:table table:name="lpODHTable11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4</text:span></text:p>
            </table:table-cell>
            <table:table-cell office:value-type="string" table:style-name="Table1.A1">
              <text:p text:style-name="P9">Wilson</text:p>
            </table:table-cell>
          </table:table-row>
        </table:table>
        <table:table table:name="lpODHTable11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5</text:span></text:p>
            </table:table-cell>
            <table:table-cell office:value-type="string" table:style-name="Table1.A1">
              <text:p text:style-name="P9">Anderson</text:p>
            </table:table-cell>
          </table:table-row>
        </table:table>
        <table:table table:name="lpODHTable11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6</text:span></text:p>
            </table:table-cell>
            <table:table-cell office:value-type="string" table:style-name="Table1.A1">
              <text:p text:style-name="P9">Thomas</text:p>
            </table:table-cell>
          </table:table-row>
        </table:table>
        <table:table table:name="lpODHTable11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7</text:span></text:p>
            </table:table-cell>
            <table:table-cell office:value-type="string" table:style-name="Table1.A1">
              <text:p text:style-name="P9">Taylor</text:p>
            </table:table-cell>
          </table:table-row>
        </table:table>
        <table:table table:name="lpODHTable11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8</text:span></text:p>
            </table:table-cell>
            <table:table-cell office:value-type="string" table:style-name="Table1.A1">
              <text:p text:style-name="P9">Moore</text:p>
            </table:table-cell>
          </table:table-row>
        </table:table>
        <table:table table:name="lpODHTable11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9</text:span></text:p>
            </table:table-cell>
            <table:table-cell office:value-type="string" table:style-name="Table1.A1">
              <text:p text:style-name="P9">Jackson</text:p>
            </table:table-cell>
          </table:table-row>
        </table:table>
        <table:table table:name="lpODHTable12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0</text:span></text:p>
            </table:table-cell>
            <table:table-cell office:value-type="string" table:style-name="Table1.A1">
              <text:p text:style-name="P9">Martin</text:p>
            </table:table-cell>
          </table:table-row>
        </table:table>
        <table:table table:name="lpODHTable12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1</text:span></text:p>
            </table:table-cell>
            <table:table-cell office:value-type="string" table:style-name="Table1.A1">
              <text:p text:style-name="P9">Lee</text:p>
            </table:table-cell>
          </table:table-row>
        </table:table>
        <table:table table:name="lpODHTable12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2</text:span></text:p>
            </table:table-cell>
            <table:table-cell office:value-type="string" table:style-name="Table1.A1">
              <text:p text:style-name="P9">Perez</text:p>
            </table:table-cell>
          </table:table-row>
        </table:table>
        <table:table table:name="lpODHTable12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3</text:span></text:p>
            </table:table-cell>
            <table:table-cell office:value-type="string" table:style-name="Table1.A1">
              <text:p text:style-name="P9">Thompson</text:p>
            </table:table-cell>
          </table:table-row>
        </table:table>
        <table:table table:name="lpODHTable12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4</text:span></text:p>
            </table:table-cell>
            <table:table-cell office:value-type="string" table:style-name="Table1.A1">
              <text:p text:style-name="P9">White</text:p>
            </table:table-cell>
          </table:table-row>
        </table:table>
        <table:table table:name="lpODHTable12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5</text:span></text:p>
            </table:table-cell>
            <table:table-cell office:value-type="string" table:style-name="Table1.A1">
              <text:p text:style-name="P9">Harris</text:p>
            </table:table-cell>
          </table:table-row>
        </table:table>
        <table:table table:name="lpODHTable12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6</text:span></text:p>
            </table:table-cell>
            <table:table-cell office:value-type="string" table:style-name="Table1.A1">
              <text:p text:style-name="P9">Sanchez</text:p>
            </table:table-cell>
          </table:table-row>
        </table:table>
        <table:table table:name="lpODHTable12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7</text:span></text:p>
            </table:table-cell>
            <table:table-cell office:value-type="string" table:style-name="Table1.A1">
              <text:p text:style-name="P9">Clark</text:p>
            </table:table-cell>
          </table:table-row>
        </table:table>
        <table:table table:name="lpODHTable12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8</text:span></text:p>
            </table:table-cell>
            <table:table-cell office:value-type="string" table:style-name="Table1.A1">
              <text:p text:style-name="P9">Ramirez</text:p>
            </table:table-cell>
          </table:table-row>
        </table:table>
        <table:table table:name="lpODHTable12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29</text:span></text:p>
            </table:table-cell>
            <table:table-cell office:value-type="string" table:style-name="Table1.A1">
              <text:p text:style-name="P9">Lewis</text:p>
            </table:table-cell>
          </table:table-row>
        </table:table>
        <table:table table:name="lpODHTable13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0</text:span></text:p>
            </table:table-cell>
            <table:table-cell office:value-type="string" table:style-name="Table1.A1">
              <text:p text:style-name="P9">Robinson</text:p>
            </table:table-cell>
          </table:table-row>
        </table:table>
        <table:table table:name="lpODHTable13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1</text:span></text:p>
            </table:table-cell>
            <table:table-cell office:value-type="string" table:style-name="Table1.A1">
              <text:p text:style-name="P9">Walker</text:p>
            </table:table-cell>
          </table:table-row>
        </table:table>
        <table:table table:name="lpODHTable13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2</text:span></text:p>
            </table:table-cell>
            <table:table-cell office:value-type="string" table:style-name="Table1.A1">
              <text:p text:style-name="P9">Young</text:p>
            </table:table-cell>
          </table:table-row>
        </table:table>
        <table:table table:name="lpODHTable13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3</text:span></text:p>
            </table:table-cell>
            <table:table-cell office:value-type="string" table:style-name="Table1.A1">
              <text:p text:style-name="P9">Allen</text:p>
            </table:table-cell>
          </table:table-row>
        </table:table>
        <table:table table:name="lpODHTable13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4</text:span></text:p>
            </table:table-cell>
            <table:table-cell office:value-type="string" table:style-name="Table1.A1">
              <text:p text:style-name="P9">King</text:p>
            </table:table-cell>
          </table:table-row>
        </table:table>
        <table:table table:name="lpODHTable13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5</text:span></text:p>
            </table:table-cell>
            <table:table-cell office:value-type="string" table:style-name="Table1.A1">
              <text:p text:style-name="P9">Wright</text:p>
            </table:table-cell>
          </table:table-row>
        </table:table>
        <table:table table:name="lpODHTable13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6</text:span></text:p>
            </table:table-cell>
            <table:table-cell office:value-type="string" table:style-name="Table1.A1">
              <text:p text:style-name="P9">Scott</text:p>
            </table:table-cell>
          </table:table-row>
        </table:table>
        <table:table table:name="lpODHTable13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7</text:span></text:p>
            </table:table-cell>
            <table:table-cell office:value-type="string" table:style-name="Table1.A1">
              <text:p text:style-name="P9">Torres</text:p>
            </table:table-cell>
          </table:table-row>
        </table:table>
        <table:table table:name="lpODHTable13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8</text:span></text:p>
            </table:table-cell>
            <table:table-cell office:value-type="string" table:style-name="Table1.A1">
              <text:p text:style-name="P9">Nguyen</text:p>
            </table:table-cell>
          </table:table-row>
        </table:table>
        <table:table table:name="lpODHTable13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39</text:span></text:p>
            </table:table-cell>
            <table:table-cell office:value-type="string" table:style-name="Table1.A1">
              <text:p text:style-name="P9">Hill</text:p>
            </table:table-cell>
          </table:table-row>
        </table:table>
        <table:table table:name="lpODHTable14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0</text:span></text:p>
            </table:table-cell>
            <table:table-cell office:value-type="string" table:style-name="Table1.A1">
              <text:p text:style-name="P9">Flores</text:p>
            </table:table-cell>
          </table:table-row>
        </table:table>
        <table:table table:name="lpODHTable14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1</text:span></text:p>
            </table:table-cell>
            <table:table-cell office:value-type="string" table:style-name="Table1.A1">
              <text:p text:style-name="P9">Green</text:p>
            </table:table-cell>
          </table:table-row>
        </table:table>
        <table:table table:name="lpODHTable14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2</text:span></text:p>
            </table:table-cell>
            <table:table-cell office:value-type="string" table:style-name="Table1.A1">
              <text:p text:style-name="P9">Adams</text:p>
            </table:table-cell>
          </table:table-row>
        </table:table>
        <table:table table:name="lpODHTable14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3</text:span></text:p>
            </table:table-cell>
            <table:table-cell office:value-type="string" table:style-name="Table1.A1">
              <text:p text:style-name="P9">Nelson</text:p>
            </table:table-cell>
          </table:table-row>
        </table:table>
        <table:table table:name="lpODHTable14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4</text:span></text:p>
            </table:table-cell>
            <table:table-cell office:value-type="string" table:style-name="Table1.A1">
              <text:p text:style-name="P9">Baker</text:p>
            </table:table-cell>
          </table:table-row>
        </table:table>
        <table:table table:name="lpODHTable14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5</text:span></text:p>
            </table:table-cell>
            <table:table-cell office:value-type="string" table:style-name="Table1.A1">
              <text:p text:style-name="P9">Hall</text:p>
            </table:table-cell>
          </table:table-row>
        </table:table>
        <table:table table:name="lpODHTable14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6</text:span></text:p>
            </table:table-cell>
            <table:table-cell office:value-type="string" table:style-name="Table1.A1">
              <text:p text:style-name="P9">Rivera</text:p>
            </table:table-cell>
          </table:table-row>
        </table:table>
        <table:table table:name="lpODHTable14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7</text:span></text:p>
            </table:table-cell>
            <table:table-cell office:value-type="string" table:style-name="Table1.A1">
              <text:p text:style-name="P9">Campbell</text:p>
            </table:table-cell>
          </table:table-row>
        </table:table>
        <table:table table:name="lpODHTable14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8</text:span></text:p>
            </table:table-cell>
            <table:table-cell office:value-type="string" table:style-name="Table1.A1">
              <text:p text:style-name="P9">Mitchell</text:p>
            </table:table-cell>
          </table:table-row>
        </table:table>
        <table:table table:name="lpODHTable14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49</text:span></text:p>
            </table:table-cell>
            <table:table-cell office:value-type="string" table:style-name="Table1.A1">
              <text:p text:style-name="P9">Carter</text:p>
            </table:table-cell>
          </table:table-row>
        </table:table>
        <table:table table:name="lpODHTable15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0</text:span></text:p>
            </table:table-cell>
            <table:table-cell office:value-type="string" table:style-name="Table1.A1">
              <text:p text:style-name="P9">Roberts</text:p>
            </table:table-cell>
          </table:table-row>
        </table:table>
        <table:table table:name="lpODHTable15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1</text:span></text:p>
            </table:table-cell>
            <table:table-cell office:value-type="string" table:style-name="Table1.A1">
              <text:p text:style-name="P9">Gomez</text:p>
            </table:table-cell>
          </table:table-row>
        </table:table>
        <table:table table:name="lpODHTable15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2</text:span></text:p>
            </table:table-cell>
            <table:table-cell office:value-type="string" table:style-name="Table1.A1">
              <text:p text:style-name="P9">Phillips</text:p>
            </table:table-cell>
          </table:table-row>
        </table:table>
        <table:table table:name="lpODHTable15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3</text:span></text:p>
            </table:table-cell>
            <table:table-cell office:value-type="string" table:style-name="Table1.A1">
              <text:p text:style-name="P9">Evans</text:p>
            </table:table-cell>
          </table:table-row>
        </table:table>
        <table:table table:name="lpODHTable15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4</text:span></text:p>
            </table:table-cell>
            <table:table-cell office:value-type="string" table:style-name="Table1.A1">
              <text:p text:style-name="P9">Turner</text:p>
            </table:table-cell>
          </table:table-row>
        </table:table>
        <table:table table:name="lpODHTable15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5</text:span></text:p>
            </table:table-cell>
            <table:table-cell office:value-type="string" table:style-name="Table1.A1">
              <text:p text:style-name="P9">Diaz</text:p>
            </table:table-cell>
          </table:table-row>
        </table:table>
        <table:table table:name="lpODHTable15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6</text:span></text:p>
            </table:table-cell>
            <table:table-cell office:value-type="string" table:style-name="Table1.A1">
              <text:p text:style-name="P9">Parker</text:p>
            </table:table-cell>
          </table:table-row>
        </table:table>
        <table:table table:name="lpODHTable15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7</text:span></text:p>
            </table:table-cell>
            <table:table-cell office:value-type="string" table:style-name="Table1.A1">
              <text:p text:style-name="P9">Cruz</text:p>
            </table:table-cell>
          </table:table-row>
        </table:table>
        <table:table table:name="lpODHTable15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8</text:span></text:p>
            </table:table-cell>
            <table:table-cell office:value-type="string" table:style-name="Table1.A1">
              <text:p text:style-name="P9">Edwards</text:p>
            </table:table-cell>
          </table:table-row>
        </table:table>
        <table:table table:name="lpODHTable15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59</text:span></text:p>
            </table:table-cell>
            <table:table-cell office:value-type="string" table:style-name="Table1.A1">
              <text:p text:style-name="P9">Collins</text:p>
            </table:table-cell>
          </table:table-row>
        </table:table>
        <table:table table:name="lpODHTable16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0</text:span></text:p>
            </table:table-cell>
            <table:table-cell office:value-type="string" table:style-name="Table1.A1">
              <text:p text:style-name="P9">Reyes</text:p>
            </table:table-cell>
          </table:table-row>
        </table:table>
        <table:table table:name="lpODHTable16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1</text:span></text:p>
            </table:table-cell>
            <table:table-cell office:value-type="string" table:style-name="Table1.A1">
              <text:p text:style-name="P9">Stewart</text:p>
            </table:table-cell>
          </table:table-row>
        </table:table>
        <table:table table:name="lpODHTable16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2</text:span></text:p>
            </table:table-cell>
            <table:table-cell office:value-type="string" table:style-name="Table1.A1">
              <text:p text:style-name="P9">Morris</text:p>
            </table:table-cell>
          </table:table-row>
        </table:table>
        <table:table table:name="lpODHTable16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3</text:span></text:p>
            </table:table-cell>
            <table:table-cell office:value-type="string" table:style-name="Table1.A1">
              <text:p text:style-name="P9">Morales</text:p>
            </table:table-cell>
          </table:table-row>
        </table:table>
        <table:table table:name="lpODHTable16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4</text:span></text:p>
            </table:table-cell>
            <table:table-cell office:value-type="string" table:style-name="Table1.A1">
              <text:p text:style-name="P9">Murphy</text:p>
            </table:table-cell>
          </table:table-row>
        </table:table>
        <table:table table:name="lpODHTable16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5</text:span></text:p>
            </table:table-cell>
            <table:table-cell office:value-type="string" table:style-name="Table1.A1">
              <text:p text:style-name="P9">Cook</text:p>
            </table:table-cell>
          </table:table-row>
        </table:table>
        <table:table table:name="lpODHTable16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6</text:span></text:p>
            </table:table-cell>
            <table:table-cell office:value-type="string" table:style-name="Table1.A1">
              <text:p text:style-name="P9">Rogers</text:p>
            </table:table-cell>
          </table:table-row>
        </table:table>
        <table:table table:name="lpODHTable16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7</text:span></text:p>
            </table:table-cell>
            <table:table-cell office:value-type="string" table:style-name="Table1.A1">
              <text:p text:style-name="P9">Gutierrez</text:p>
            </table:table-cell>
          </table:table-row>
        </table:table>
        <table:table table:name="lpODHTable16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8</text:span></text:p>
            </table:table-cell>
            <table:table-cell office:value-type="string" table:style-name="Table1.A1">
              <text:p text:style-name="P9">Ortiz</text:p>
            </table:table-cell>
          </table:table-row>
        </table:table>
        <table:table table:name="lpODHTable16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69</text:span></text:p>
            </table:table-cell>
            <table:table-cell office:value-type="string" table:style-name="Table1.A1">
              <text:p text:style-name="P9">Morgan</text:p>
            </table:table-cell>
          </table:table-row>
        </table:table>
        <table:table table:name="lpODHTable17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0</text:span></text:p>
            </table:table-cell>
            <table:table-cell office:value-type="string" table:style-name="Table1.A1">
              <text:p text:style-name="P9">Cooper</text:p>
            </table:table-cell>
          </table:table-row>
        </table:table>
        <table:table table:name="lpODHTable17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1</text:span></text:p>
            </table:table-cell>
            <table:table-cell office:value-type="string" table:style-name="Table1.A1">
              <text:p text:style-name="P9">Peterson</text:p>
            </table:table-cell>
          </table:table-row>
        </table:table>
        <table:table table:name="lpODHTable17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2</text:span></text:p>
            </table:table-cell>
            <table:table-cell office:value-type="string" table:style-name="Table1.A1">
              <text:p text:style-name="P9">Bailey</text:p>
            </table:table-cell>
          </table:table-row>
        </table:table>
        <table:table table:name="lpODHTable17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3</text:span></text:p>
            </table:table-cell>
            <table:table-cell office:value-type="string" table:style-name="Table1.A1">
              <text:p text:style-name="P9">Reed</text:p>
            </table:table-cell>
          </table:table-row>
        </table:table>
        <table:table table:name="lpODHTable17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4</text:span></text:p>
            </table:table-cell>
            <table:table-cell office:value-type="string" table:style-name="Table1.A1">
              <text:p text:style-name="P9">Kelly</text:p>
            </table:table-cell>
          </table:table-row>
        </table:table>
        <table:table table:name="lpODHTable17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5</text:span></text:p>
            </table:table-cell>
            <table:table-cell office:value-type="string" table:style-name="Table1.A1">
              <text:p text:style-name="P9">Howard</text:p>
            </table:table-cell>
          </table:table-row>
        </table:table>
        <table:table table:name="lpODHTable17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6</text:span></text:p>
            </table:table-cell>
            <table:table-cell office:value-type="string" table:style-name="Table1.A1">
              <text:p text:style-name="P9">Ramos</text:p>
            </table:table-cell>
          </table:table-row>
        </table:table>
        <table:table table:name="lpODHTable17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7</text:span></text:p>
            </table:table-cell>
            <table:table-cell office:value-type="string" table:style-name="Table1.A1">
              <text:p text:style-name="P9">Kim</text:p>
            </table:table-cell>
          </table:table-row>
        </table:table>
        <table:table table:name="lpODHTable17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8</text:span></text:p>
            </table:table-cell>
            <table:table-cell office:value-type="string" table:style-name="Table1.A1">
              <text:p text:style-name="P9">Cox</text:p>
            </table:table-cell>
          </table:table-row>
        </table:table>
        <table:table table:name="lpODHTable17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79</text:span></text:p>
            </table:table-cell>
            <table:table-cell office:value-type="string" table:style-name="Table1.A1">
              <text:p text:style-name="P9">Ward</text:p>
            </table:table-cell>
          </table:table-row>
        </table:table>
        <table:table table:name="lpODHTable18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0</text:span></text:p>
            </table:table-cell>
            <table:table-cell office:value-type="string" table:style-name="Table1.A1">
              <text:p text:style-name="P9">Richardson</text:p>
            </table:table-cell>
          </table:table-row>
        </table:table>
        <table:table table:name="lpODHTable18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1</text:span></text:p>
            </table:table-cell>
            <table:table-cell office:value-type="string" table:style-name="Table1.A1">
              <text:p text:style-name="P9">Watson</text:p>
            </table:table-cell>
          </table:table-row>
        </table:table>
        <table:table table:name="lpODHTable18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2</text:span></text:p>
            </table:table-cell>
            <table:table-cell office:value-type="string" table:style-name="Table1.A1">
              <text:p text:style-name="P9">Brooks</text:p>
            </table:table-cell>
          </table:table-row>
        </table:table>
        <table:table table:name="lpODHTable18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3</text:span></text:p>
            </table:table-cell>
            <table:table-cell office:value-type="string" table:style-name="Table1.A1">
              <text:p text:style-name="P9">Chavez</text:p>
            </table:table-cell>
          </table:table-row>
        </table:table>
        <table:table table:name="lpODHTable18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4</text:span></text:p>
            </table:table-cell>
            <table:table-cell office:value-type="string" table:style-name="Table1.A1">
              <text:p text:style-name="P9">Wood</text:p>
            </table:table-cell>
          </table:table-row>
        </table:table>
        <table:table table:name="lpODHTable18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5</text:span></text:p>
            </table:table-cell>
            <table:table-cell office:value-type="string" table:style-name="Table1.A1">
              <text:p text:style-name="P9">James</text:p>
            </table:table-cell>
          </table:table-row>
        </table:table>
        <table:table table:name="lpODHTable18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6</text:span></text:p>
            </table:table-cell>
            <table:table-cell office:value-type="string" table:style-name="Table1.A1">
              <text:p text:style-name="P9">Bennet</text:p>
            </table:table-cell>
          </table:table-row>
        </table:table>
        <table:table table:name="lpODHTable18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7</text:span></text:p>
            </table:table-cell>
            <table:table-cell office:value-type="string" table:style-name="Table1.A1">
              <text:p text:style-name="P9">Gray</text:p>
            </table:table-cell>
          </table:table-row>
        </table:table>
        <table:table table:name="lpODHTable18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8</text:span></text:p>
            </table:table-cell>
            <table:table-cell office:value-type="string" table:style-name="Table1.A1">
              <text:p text:style-name="P9">Mendoza</text:p>
            </table:table-cell>
          </table:table-row>
        </table:table>
        <table:table table:name="lpODHTable18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89</text:span></text:p>
            </table:table-cell>
            <table:table-cell office:value-type="string" table:style-name="Table1.A1">
              <text:p text:style-name="P9">Ruiz</text:p>
            </table:table-cell>
          </table:table-row>
        </table:table>
        <table:table table:name="lpODHTable19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0</text:span></text:p>
            </table:table-cell>
            <table:table-cell office:value-type="string" table:style-name="Table1.A1">
              <text:p text:style-name="P9">Hughes</text:p>
            </table:table-cell>
          </table:table-row>
        </table:table>
        <table:table table:name="lpODHTable19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1</text:span></text:p>
            </table:table-cell>
            <table:table-cell office:value-type="string" table:style-name="Table1.A1">
              <text:p text:style-name="P9">Price</text:p>
            </table:table-cell>
          </table:table-row>
        </table:table>
        <table:table table:name="lpODHTable19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2</text:span></text:p>
            </table:table-cell>
            <table:table-cell office:value-type="string" table:style-name="Table1.A1">
              <text:p text:style-name="P9">Alvarez</text:p>
            </table:table-cell>
          </table:table-row>
        </table:table>
        <table:table table:name="lpODHTable19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3</text:span></text:p>
            </table:table-cell>
            <table:table-cell office:value-type="string" table:style-name="Table1.A1">
              <text:p text:style-name="P9">Castillo</text:p>
            </table:table-cell>
          </table:table-row>
        </table:table>
        <table:table table:name="lpODHTable19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4</text:span></text:p>
            </table:table-cell>
            <table:table-cell office:value-type="string" table:style-name="Table1.A1">
              <text:p text:style-name="P9">Sanders</text:p>
            </table:table-cell>
          </table:table-row>
        </table:table>
        <table:table table:name="lpODHTable19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5</text:span></text:p>
            </table:table-cell>
            <table:table-cell office:value-type="string" table:style-name="Table1.A1">
              <text:p text:style-name="P9">Patel</text:p>
            </table:table-cell>
          </table:table-row>
        </table:table>
        <table:table table:name="lpODHTable19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6</text:span></text:p>
            </table:table-cell>
            <table:table-cell office:value-type="string" table:style-name="Table1.A1">
              <text:p text:style-name="P9">Myers</text:p>
            </table:table-cell>
          </table:table-row>
        </table:table>
        <table:table table:name="lpODHTable19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7</text:span></text:p>
            </table:table-cell>
            <table:table-cell office:value-type="string" table:style-name="Table1.A1">
              <text:p text:style-name="P9">Long</text:p>
            </table:table-cell>
          </table:table-row>
        </table:table>
        <table:table table:name="lpODHTable19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8</text:span></text:p>
            </table:table-cell>
            <table:table-cell office:value-type="string" table:style-name="Table1.A1">
              <text:p text:style-name="P9">Ross</text:p>
            </table:table-cell>
          </table:table-row>
        </table:table>
        <table:table table:name="lpODHTable19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99</text:span></text:p>
            </table:table-cell>
            <table:table-cell office:value-type="string" table:style-name="Table1.A1">
              <text:p text:style-name="P9">Foster</text:p>
            </table:table-cell>
          </table:table-row>
        </table:table>
        <table:table table:name="lpODHTable20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0"><text:span text:style-name="T7">100</text:span></text:p>
            </table:table-cell>
            <table:table-cell office:value-type="string" table:style-name="Table1.A1">
              <text:p text:style-name="P9">Jimenez</text:p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adornments="Bold Italic" style:font-family-generic="swiss" style:font-pitch="variable" style:name="Arial" svg:font-family="Arial"/>
    <style:font-face style:font-family-generic="swiss" style:font-pitch="variable" style:name="Calibri" svg:font-family="Calibri"/>
    <style:font-face style:font-pitch="variable" style:name="Carlito" svg:font-family="Carlito"/>
    <style:font-face style:font-family-generic="system" style:font-pitch="variable" style:name="DejaVu Sans" svg:font-family="'DejaVu Sans'"/>
    <style:font-face style:name="Lohit Hindi" svg:font-family="'Lohit Hindi'"/>
    <style:font-face style:font-family-generic="system" style:font-pitch="variable" style:name="Lohit Hindi1" svg:font-family="'Lohit Hindi'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</office:font-face-decls>
  <office:styles>
    <draw:gradient draw:angle="0deg" draw:border="0%" draw:end-color="#ffffff" draw:end-intensity="100%" draw:name="gradient" draw:start-color="#000000" draw:start-intensity="100%" draw:style="linear"/>
    <draw:hatch draw:color="#3465a4" draw:distance="0.0079in" draw:name="hatch" draw:rotation="0" draw:style="single"/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tyle:writing-mode="lr-tb" svg:stroke-color="#3465af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loext:color-lum-mod="100%" loext:color-lum-off="0%" loext:opacity="0%" style:country-asian="CN" style:country-complex="IN" style:font-name="Times New Roman" style:font-name-asian="DejaVu Sans" style:font-name-complex="Lohit Hindi1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lr-tb"/>
      <style:text-properties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IN" style:font-name="Times New Roman" style:font-name-asian="DejaVu Sans" style:font-name-complex="Lohit Hindi1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US" fo:font-family="Carlito" fo:font-size="11.5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family-asian="Calibri" style:font-family-complex="'Times New Roman'" style:font-family-generic-asian="swiss" style:font-family-generic-complex="roman" style:font-name="Carlito" style:font-name-asian="Calibri" style:font-name-complex="Times New Roman" style:font-pitch="variable" style:font-pitch-asian="variable" style:font-pitch-complex="variable" style:font-size-asian="11pt" style:font-size-complex="12pt" style:language-asian="zh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 style:register-true="true"/>
    </style:style>
    <style:style style:class="list" style:family="paragraph" style:name="List" style:parent-style-name="Text_20_body">
      <style:text-properties style:font-family-complex="'Lohit Hindi'" style:font-name-complex="Lohit Hindi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family-complex="'Lohit Hindi'" style:font-name-complex="Lohit Hindi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Hindi'" style:font-name-complex="Lohit Hindi"/>
    </style:style>
    <style:style style:class="extra" style:display-name="Frame contents" style:family="paragraph" style:name="Frame_20_contents" style:parent-style-name="Standard"/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/>
    <style:style style:class="html" style:default-outline-level="1" style:display-name="Clerk List Heading" style:family="paragraph" style:master-page-name="" style:name="Clerk_20_List_20_Heading" style:parent-style-name="Heading">
      <style:paragraph-properties fo:margin-bottom="0in" fo:margin-top="0.1598in" fo:text-align="center" style:contextual-spacing="false" style:justify-single-word="false" style:page-number="auto" text:line-number="0" text:number-lines="false">
        <style:tab-stops/>
      </style:paragraph-properties>
      <style:text-properties fo:font-family="Arial" fo:font-style="italic" fo:font-weight="bold" style:font-family-generic="swiss" style:font-name="Arial" style:font-pitch="variable" style:font-style-name="Bold Italic" style:text-underline-style="none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family="paragraph" style:name="Header" style:parent-style-name="Standard"/>
    <style:style style:display-name="Balloon Text" style:family="paragraph" style:name="Balloon_20_Text" style:parent-style-name="Standard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class="html" style:family="paragraph" style:master-page-name="" style:name="ClerksAndReps" style:parent-style-name="Standard">
      <style:paragraph-properties fo:margin-bottom="0.1201in" fo:margin-left="0in" fo:margin-right="0in" fo:margin-top="0in" fo:orphans="3" fo:text-indent="0in" fo:widows="3" style:auto-text-indent="false" style:contextual-spacing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class="html" style:family="paragraph" style:name="ClerkOrRepSingleSpaced" style:parent-style-name="ClerksAndReps">
      <style:paragraph-properties fo:margin-bottom="0in" fo:margin-left="0in" fo:margin-right="0in" fo:margin-top="0in" fo:text-indent="0in" style:auto-text-indent="false" style:contextual-spacing="false"/>
    </style:style>
    <style:style style:class="text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style:auto-text-indent="false" style:contextual-spacing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family="paragraph" style:master-page-name="" style:name="DirectoryEntry" style:parent-style-name="ClerksAndReps">
      <style:paragraph-properties fo:border="none" fo:margin-bottom="0in" fo:margin-top="0in" fo:orphans="9" fo:padding="0in" fo:widows="9" style:contextual-spacing="false" style:join-border="false" style:page-number="auto" style:shadow="none">
        <style:tab-stops>
          <style:tab-stop style:position="0.1299in"/>
          <style:tab-stop style:position="3.2799in" style:type="right"/>
        </style:tab-stops>
      </style:paragraph-properties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paragraph" style:name="DirectoryEntryLarger" style:parent-style-name="DirectoryEntry">
      <style:text-properties fo:font-size="105%"/>
    </style:style>
    <style:style style:display-name="Default Paragraph Font" style:family="text" style:name="Default_20_Paragraph_20_Font"/>
    <style:style style:display-name="Header Char" style:family="text" style:name="Header_20_Char" style:parent-style-name="Default_20_Paragraph_20_Font"/>
    <style:style style:display-name="Footer Char" style:family="text" style:name="Footer_20_Char" style:parent-style-name="Default_20_Paragraph_20_Font"/>
    <style:style style:display-name="Balloon Text Char" style:family="text" style:name="Balloon_20_Text_20_Char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display-name="Internet link" style:family="text" style:name="Internet_20_link">
      <style:text-properties fo:color="#0000ff" loext:opacity="100%" style:text-underline-color="font-color" style:text-underline-style="solid" style:text-underline-width="auto"/>
    </style:style>
    <style:style style:family="graphic" style:name="Frame">
      <style:graphic-properties draw:fill="none" draw:fill-color="#729fcf" fo:background-color="transparent"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draw:fill="none" draw:fill-color="#729fcf" fo:background-color="transparent"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draw:fill="none" draw:fill-color="#729fcf" fo:background-color="transparent"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loext:num-list-format="%1%"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loext:num-list-format="%2%"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loext:num-list-format="%3%"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loext:num-list-format="%4%"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loext:num-list-format="%5%"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loext:num-list-format="%6%"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loext:num-list-format="%7%"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loext:num-list-format="%8%"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loext:num-list-format="%9%"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loext:num-list-format="%10%"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 style:writing-mode="lr-tb"/>
    </style:default-page-layout>
  </office:styles>
  <office:automatic-styles>
    <style:style style:family="paragraph" style:name="MP1" style:parent-style-name="Footer">
      <style:paragraph-properties fo:text-align="center" style:justify-single-word="false"/>
    </style:style>
    <style:style style:family="paragraph" style:name="MP2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draw:fill="solid" draw:fill-color="#ffffff" draw:opacity="100%" fo:background-color="#ffffff" fo:margin-bottom="0.5in" fo:margin-left="0.5201in" fo:margin-right="0.5201in" fo:margin-top="0.5in" fo:page-height="11in" fo:page-width="8.5in" loext:margin-gutter="0in" style:footnote-max-height="0in" style:layout-grid-base-height="0.25in" style:layout-grid-base-width="0.1528in" style:layout-grid-color="#c0c0c0" style:layout-grid-display="false" style:layout-grid-lines="40" style:layout-grid-mode="none" style:layout-grid-print="false" style:layout-grid-ruby-below="false" style:layout-grid-ruby-height="0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2598in" fo:min-height="0.3in" style:dynamic-spacing="true"/>
      </style:footer-style>
    </style:page-layout>
    <style:page-layout style:name="Mpm2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register-truth-ref-style-name="Text_20_body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3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columns fo:column-count="1" fo:column-gap="0in"/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4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5">
      <style:page-layout-properties fo:margin-bottom="0.7874in" fo:margin-left="0.7874in" fo:margin-right="0.7874in" fo:margin-top="0.7874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 draw:fill="solid" draw:fill-color="#ffffff" draw:opacity="100%"/>
    </style:style>
    <style:style style:family="drawing-page" style:name="Mdp2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/text:p>
      </style:footer>
    </style:master-page>
    <style:master-page draw:style-name="Mdp2" style:display-name="First Page" style:name="First_20_Page" style:next-style-name="SecondPage" style:page-layout-name="Mpm2">
      <style:footer>
        <text:p text:style-name="MP2"><text:page-number text:select-page="current">0</text:page-number></text:p>
      </style:footer>
    </style:master-page>
    <style:master-page draw:style-name="Mdp2" style:name="SecondPage" style:page-layout-name="Mpm3">
      <style:footer>
        <text:p text:style-name="MP2"><text:page-number text:select-page="current">0</text:page-number></text:p>
      </style:footer>
    </style:master-page>
    <style:master-page draw:style-name="Mdp2" style:display-name="Directory Page" style:name="Directory_20_Page" style:page-layout-name="Mpm4">
      <style:footer>
        <text:p text:style-name="MP2"><text:page-number text:select-page="current">0</text:page-number></text:p>
      </style:footer>
    </style:master-page>
    <style:master-page draw:style-name="Mdp2"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02T15:09:44.903544223</dc:date>
    <meta:editing-duration>P1DT3H44M16S</meta:editing-duration>
    <meta:editing-cycles>118</meta:editing-cycles>
    <meta:generator>LibreOffice/7.5.5.2$Linux_X86_64 LibreOffice_project/50$Build-2</meta:generator>
    <meta:document-statistic meta:table-count="2" meta:image-count="0" meta:object-count="0" meta:page-count="1" meta:paragraph-count="12" meta:word-count="28" meta:character-count="204" meta:non-whitespace-character-count="188"/>
  </office:meta>
</office:document-meta>
</file>